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4af8" officeooo:paragraph-rsid="00114af8"/>
    </style:style>
    <style:style style:name="P2" style:family="paragraph" style:parent-style-name="Preformatted_20_Text">
      <style:text-properties officeooo:rsid="0011dd1d" officeooo:paragraph-rsid="0011dd1d"/>
    </style:style>
    <style:style style:name="P3" style:family="paragraph" style:parent-style-name="Text_20_body">
      <style:paragraph-properties fo:margin-left="0cm" fo:margin-right="0cm" fo:margin-top="0.185cm" fo:margin-bottom="0cm" style:contextual-spacing="false" fo:text-align="justify" style:justify-single-word="false" fo:text-indent="0cm" style:auto-text-indent="false" fo:padding="0cm" fo:border="none"/>
      <style:text-properties fo:font-variant="normal" fo:text-transform="none" fo:color="#444444" style:font-name="Arial" fo:font-size="9pt" fo:letter-spacing="normal" fo:font-style="normal" fo:font-weight="normal" officeooo:rsid="0011dd1d" officeooo:paragraph-rsid="0011dd1d"/>
    </style:style>
    <style:style style:name="T1" style:family="text">
      <style:text-properties officeooo:rsid="00089aa6" style:font-size-asian="12pt" style:font-size-complex="12pt"/>
    </style:style>
    <style:style style:name="T2" style:family="text">
      <style:text-properties fo:font-weight="bold" style:font-size-asian="12pt" style:font-size-complex="12pt"/>
    </style:style>
    <style:style style:name="T3" style:family="text">
      <style:text-properties style:text-position="33% 80%" style:font-size-asian="12pt" style:font-size-complex="12pt"/>
    </style:style>
    <style:style style:name="T4" style:family="text">
      <style:text-properties officeooo:rsid="0011ec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 :</text:p>
      <text:p text:style-name="P1"/>
      <text:p text:style-name="P1"><text:tab/>Alice was asked to construct a triangle ABC by her teacher.<text:span text:style-name="T4">Her Teacher gives 3 random lenghths for</text:span> AB,AC and MEDIAN AD.<text:span text:style-name="T4">S</text:span>he notices that for some lengths she was unable to construct. So she asks you help if she can construct a triangle ABC with give values.</text:p>
      <text:p text:style-name="P1"/>
      <text:p text:style-name="P1">Input :</text:p>
      <text:p text:style-name="P1"><text:tab/>first line conatins number of test case “T” and then T lines follows.</text:p>
      <text:p text:style-name="P1">Each test case has three integers x,y,z the lengths of sides AB,AC and AD respectively.</text:p>
      <text:p text:style-name="P1"/>
      <text:p text:style-name="P1">Output:</text:p>
      <text:p text:style-name="P1"/>
      <text:p text:style-name="P1"><text:tab/>for each test case print “YES” if she can construct or “NO” if its impossible to .</text:p>
      <text:p text:style-name="P1"/>
      <text:p text:style-name="P1">Sample INPUT:</text:p>
      <text:p text:style-name="P1">3</text:p>
      <text:p text:style-name="P1">10 10 10</text:p>
      <text:p text:style-name="P1">10 10 5</text:p>
      <text:p text:style-name="P1">1 1 5</text:p>
      <text:p text:style-name="P1"/>
      <text:p text:style-name="P1">sample OUTPUT :</text:p>
      <text:p text:style-name="P1">NO</text:p>
      <text:p text:style-name="P1">YES</text:p>
      <text:p text:style-name="P1">NO</text:p>
      <text:p text:style-name="P1"><text:s/></text:p>
      <text:p text:style-name="P2">constraints :</text:p>
      <text:p text:style-name="P2"/>
      <text:p text:style-name="P3"><text:span text:style-name="T1">1 ≤</text:span><text:span text:style-name="T2">T</text:span><text:span text:style-name="T1">≤ 10</text:span><text:span text:style-name="T3">5</text:span><text:span text:style-name="T1">.</text:span></text:p>
      <text:p text:style-name="P3"><text:span text:style-name="T1">1 ≤</text:span><text:span text:style-name="T2">AB,AC,AD</text:span><text:span text:style-name="T1">≤ 10</text:span><text:span text:style-name="T3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1T18:09:18.988432556</dc:date>
    <meta:generator>LibreOffice/4.2.7.2$Linux_X86_64 LibreOffice_project/420m0$Build-2</meta:generator>
    <meta:editing-duration>P0D</meta:editing-duration>
    <meta:editing-cycles>2</meta:editing-cycles>
    <meta:document-statistic meta:table-count="0" meta:image-count="0" meta:object-count="0" meta:page-count="1" meta:paragraph-count="20" meta:word-count="123" meta:character-count="627" meta:non-whitespace-character-count="519"/>
  </office:meta>
</office:document-meta>
</file>